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6.404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5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6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6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6.404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3" style:family="table-cell">
      <style:table-cell-properties fo:background-color="#ffff38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5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rsid="00233814" officeooo:paragraph-rsid="00233814"/>
    </style:style>
    <style:style style:name="P39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40" style:family="paragraph" style:parent-style-name="Text_20_body">
      <style:paragraph-properties fo:text-align="center" style:justify-single-word="false"/>
      <style:text-properties officeooo:paragraph-rsid="000feca8"/>
    </style:style>
    <style:style style:name="P41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42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476779" officeooo:paragraph-rsid="00476779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4844b4" officeooo:paragraph-rsid="004844b4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48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OFICINA DO ALUNO - SISTEMA</text:p>
      <text:p text:style-name="P40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X</text:p>
          </table:table-cell>
          <table:table-cell table:style-name="Tabela5.B1" office:value-type="string">
            <text:p text:style-name="P8">LOGIN ADMIN</text:p>
          </table:table-cell>
        </table:table-row>
        <table:table-row>
          <table:table-cell table:style-name="Tabela5.A2" office:value-type="string">
            <text:p text:style-name="P46">X</text:p>
          </table:table-cell>
          <table:table-cell table:style-name="Tabela5.B2" office:value-type="string">
            <text:p text:style-name="P8">LOGIN SECRETARIA</text:p>
          </table:table-cell>
        </table:table-row>
        <table:table-row>
          <table:table-cell table:style-name="Tabela5.A2" office:value-type="string">
            <text:p text:style-name="P14">X</text:p>
          </table:table-cell>
          <table:table-cell table:style-name="Tabela5.B2" office:value-type="string">
            <text:p text:style-name="P8">LOGIN PROFESSOR</text:p>
          </table:table-cell>
        </table:table-row>
        <table:table-row>
          <table:table-cell table:style-name="Tabela5.A2" office:value-type="string">
            <text:p text:style-name="P45">X</text:p>
          </table:table-cell>
          <table:table-cell table:style-name="Tabela5.B2" office:value-type="string">
            <text:p text:style-name="P8">LOGIN ALUNO</text:p>
          </table:table-cell>
        </table:table-row>
        <table:table-row>
          <table:table-cell table:style-name="Tabela5.A2" office:value-type="string">
            <text:p text:style-name="P47">X</text:p>
          </table:table-cell>
          <table:table-cell table:style-name="Tabela5.B2" office:value-type="string">
            <text:p text:style-name="P44">ESQUECI A SENHA PROFESSOR</text:p>
          </table:table-cell>
        </table:table-row>
        <table:table-row>
          <table:table-cell table:style-name="Tabela5.A6" office:value-type="string">
            <text:p text:style-name="P8"/>
          </table:table-cell>
          <table:table-cell table:style-name="Tabela5.B6" office:value-type="string">
            <text:p text:style-name="P44">ESQUECI A SENHA ALUNO</text:p>
          </table:table-cell>
        </table:table-row>
      </table:table>
      <text:p text:style-name="P3"/>
      <text:p text:style-name="P41">SESSÃO ADMINISTRADO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8"/>
          </table:table-cell>
          <table:table-cell table:style-name="Tabela1.B1" office:value-type="string">
            <text:p text:style-name="P6">PÁGINA DE INÍCI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CALENDÁRIO DE AULA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NOTIFÍCAÇÕES DE AULAS PRÓXIMA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LOG OUT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19">ATUALIZAR MENSALIDADE</text:p>
          </table:table-cell>
        </table:table-row>
        <table:table-row>
          <table:table-cell table:style-name="Tabela1.A6" table:number-columns-spanned="2" office:value-type="string">
            <text:p text:style-name="P33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ALUNO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8">PESQUISA DE ALUNOS</text:p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B2" office:value-type="string">
            <text:p text:style-name="P9">LISTAGEM DE ALUNOS ( IMPRESSÃO )</text:p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B2" office:value-type="string">
            <text:p text:style-name="P9">CADASTRO DE ALUNOS <text:span text:style-name="T6">( ADICIONAR MENSALIDADE )</text:span></text:p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B2" office:value-type="string">
            <text:p text:style-name="P9">EDITAR ALUN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PAGAR ALUN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PAGAR VARIOS ALUNO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DICIONAR PAGAMENT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DICIONAR PENDÊNCIA EXTR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5">ALUNO INDIVIDUAL</text:p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PROFESSORE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0"><draw:frame text:anchor-type="paragraph" draw:z-index="0" draw:name="Forma1" draw:style-name="gr1" draw:text-style-name="P48" svg:width="1.121cm" svg:height="0.712cm" svg:x="11.105cm" svg:y="0.097cm"><draw:text-box><text:p/></draw:text-box></draw:frame>PESQUISA DE PROFESSORES <text:span text:style-name="T5">( COLOCAR MATÉRIA )</text:span></text:p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B2" office:value-type="string">
            <text:p text:style-name="P10">LISTAGEM DE PROFESSORES ( IMPRESSÃO )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CADASTRO DE PROFESSOR</text:p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B2" office:value-type="string">
            <text:p text:style-name="P10">EDITA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VARIOS PROFESSORES</text:p>
          </table:table-cell>
        </table:table-row>
        <table:table-row>
          <table:table-cell table:style-name="Tabela1.A2" office:value-type="string">
            <text:p text:style-name="P21">X</text:p>
          </table:table-cell>
          <table:table-cell table:style-name="Tabela1.B2" office:value-type="string">
            <text:p text:style-name="P10">ADICIONAR PAGAMENTO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6">PROFESSOR INDIVIDUAL</text:p>
          </table:table-cell>
        </table:table-row>
        <table:table-row>
          <table:table-cell table:style-name="Tabela1.A48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PESQUISA DE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</table:table-row>
        <table:table-row>
          <table:table-cell table:style-name="Tabela1.A2" office:value-type="string">
            <text:p text:style-name="P35">X</text:p>
          </table:table-cell>
          <table:table-cell table:style-name="Tabela1.B2" office:value-type="string">
            <text:p text:style-name="P34">EDITAR AUL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AUL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VARIAS AULA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16">AULA INDIVIDUAL</text:p>
          </table:table-cell>
        </table:table-row>
        <table:table-row>
          <table:table-cell table:style-name="Tabela1.A48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1.A2" office:value-type="string">
            <text:p text:style-name="P39">X</text:p>
          </table:table-cell>
          <table:table-cell table:style-name="Tabela1.B2" office:value-type="string">
            <text:p text:style-name="P6">PÁGINA DE MATÉRIAS</text:p>
          </table:table-cell>
        </table:table-row>
        <text:soft-page-break/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LISTAGEM DE MATÉRIA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CADASTRO DE MATÉRIA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EDITAR MATÉRIA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APAGAR MATÉRIA</text:p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B2" office:value-type="string">
            <text:p text:style-name="P5"><text:span text:style-name="T10">ADICIONAR </text:span><text:span text:style-name="T11">DESPESAS</text:span></text:p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B43" office:value-type="string">
            <text:p text:style-name="P11">LISTAGEM DE EXTRATO ( IMPRESSÃO) <text:span text:style-name="T12">FAZER A TABELA QUE TA BUGADA</text:span></text:p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B2" office:value-type="string">
            <text:p text:style-name="P11">VISUALIZAÇÃO GERAL</text:p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B45" office:value-type="string">
            <text:p text:style-name="P18">GRÁFICOS</text:p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B2" office:value-type="string">
            <text:p text:style-name="P31">WIDGETS DE INFORMAÇÃO</text:p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B2" office:value-type="string">
            <text:p text:style-name="P18">ATUALIZAÇÃO DE SISTEMA</text:p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</table:table-row>
        <table:table-row>
          <table:table-cell table:style-name="Tabela1.A2" office:value-type="string">
            <text:p text:style-name="P39">X</text:p>
          </table:table-cell>
          <table:table-cell table:style-name="Tabela1.B2" office:value-type="string">
            <text:p text:style-name="P6">PÁGINA NÃO LISTAD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ALUNOS NÃO LISTADOS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ALUNO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VÁRIOS ALUN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ALUNO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VÁRIOS ALUN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PROFESSORES NÃO LISTADOS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PROFESSOR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VÁRIOS PROFESSORE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PROFESSOR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VÁRIOS PROFESSORES</text:p>
          </table:table-cell>
        </table:table-row>
      </table:table>
      <text:p text:style-name="P1"/>
      <text:p text:style-name="P41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GRÁFIC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ULAS NÃO LISTAD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UL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AS AULAS</text:p>
          </table:table-cell>
        </table:table-row>
      </table:table>
      <text:p text:style-name="P2"/>
      <text:p text:style-name="P41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/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GRÁFICO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4" office:value-type="string">
            <text:p text:style-name="P7"/>
          </table:table-cell>
          <table:table-cell table:style-name="Tabela3.B4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37"/>
          </table:table-cell>
          <table:table-cell table:style-name="Tabela3.B2" office:value-type="string">
            <text:p text:style-name="P37">PÁGIN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LISTAGEM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PESQUIS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41"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/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GRÁFICO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37"/>
          </table:table-cell>
          <table:table-cell table:style-name="Tabela4.B2" office:value-type="string">
            <text:p text:style-name="P37">PÁGIN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LISTAGEM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FEEDBACK DE AULA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5T10:30:10.442000000</dc:date>
    <meta:editing-duration>P1DT6H55M13S</meta:editing-duration>
    <meta:editing-cycles>32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177" meta:word-count="410" meta:character-count="2439" meta:non-whitespace-character-count="2205"/>
  </office:meta>
</office:document-meta>
</file>